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otify.getReply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Sender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Notify.getPassThroug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Attachm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ReversePath( Mail originalMai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Message( Mail originalMail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3">
            <text:p text:style-name="Table_20_Contents">13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AbstractNotify.isRep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Subject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Notify.getSu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getInLin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otify.setSubjectPrefix( Mail newMail , String subjectPrefix , Mail originalMai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